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ee2a" officeooo:paragraph-rsid="0017ee2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ee2a" officeooo:paragraph-rsid="0017ee2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7ee2a" officeooo:paragraph-rsid="0017ee2a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926b5" officeooo:paragraph-rsid="001926b5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9ae22" officeooo:paragraph-rsid="0019ae2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9ae22" officeooo:paragraph-rsid="001a783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b64c5" officeooo:paragraph-rsid="001b64c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926b5"/>
    </style:style>
    <style:style style:name="P9" style:family="paragraph" style:parent-style-name="Standard">
      <style:paragraph-properties fo:text-align="start" style:justify-single-word="false"/>
      <style:text-properties officeooo:paragraph-rsid="00195c8a"/>
    </style:style>
    <style:style style:name="T1" style:family="text">
      <style:text-properties officeooo:rsid="001926b5"/>
    </style:style>
    <style:style style:name="T2" style:family="text">
      <style:text-properties fo:font-size="11pt" style:text-underline-style="none" fo:font-weight="normal" officeooo:rsid="001926b5" style:font-size-asian="11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195c8a" style:font-size-asian="11pt" style:font-weight-asian="normal" style:font-size-complex="11pt" style:font-weight-complex="normal"/>
    </style:style>
    <style:style style:name="T4" style:family="text">
      <style:text-properties officeooo:rsid="0019a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9 BDD</text:p>
      <text:p text:style-name="P1"/>
      <text:p text:style-name="P3">Q1)</text:p>
      <text:p text:style-name="P3"/>
      <text:p text:style-name="P3">SELECT COUNT (*) FROM produit</text:p>
      <text:p text:style-name="P3"/>
      <text:p text:style-name="P3">Q2)</text:p>
      <text:p text:style-name="P3"/>
      <text:p text:style-name="P3">SELECT COUNT (DISTINCT np) AS n<text:span text:style-name="T1">bProduits</text:span> FROM achat WHERE ncli=103</text:p>
      <text:p text:style-name="P3"/>
      <text:p text:style-name="P4">Q3)</text:p>
      <text:p text:style-name="P4"/>
      <text:p text:style-name="P8"><text:span text:style-name="T2">SELECT COUNT (DISTINCT np) AS </text:span>NBPRODUITS<text:span text:style-name="T2"> FROM achat WHERE ncli=101</text:span></text:p>
      <text:p text:style-name="P8"><text:span text:style-name="T2">SELECT COUNT (DISTINCT np) AS </text:span>NBPRODUITS <text:span text:style-name="T2">FROM achat WHERE ncli=103</text:span></text:p>
      <text:p text:style-name="P9"><text:span text:style-name="T2">SELECT COUNT (DISTINCT np) AS </text:span>NBPRODUITS <text:span text:style-name="T3">F</text:span><text:span text:style-name="T2">ROM achat WHERE ncli=104</text:span></text:p>
      <text:p text:style-name="P9"><text:span text:style-name="T2">SELECT COUNT (DISTINCT np) AS </text:span>NBPRODUITS <text:span text:style-name="T2">FROM achat WHERE ncli=105</text:span></text:p>
      <text:p text:style-name="P9"><text:span text:style-name="T2">SELECT COUNT (DISTINCT np) AS </text:span>NBPRODUITS <text:span text:style-name="T2">FROM achat WHERE ncli=106</text:span></text:p>
      <text:p text:style-name="P9"><text:span text:style-name="T2">SELECT COUNT (DISTINCT np) AS </text:span>NBPRODUITS <text:span text:style-name="T2">FROM achat WHERE ncli=107</text:span></text:p>
      <text:p text:style-name="P9"><text:span text:style-name="T2">SELECT COUNT (DISTINCT np) AS </text:span>NBPRODUITS <text:span text:style-name="T2">FROM achat WHERE ncli=108</text:span></text:p>
      <text:p text:style-name="P4"/>
      <text:p text:style-name="P4">Q4)</text:p>
      <text:p text:style-name="P4"/>
      <text:p text:style-name="P4">SELECT DISTINCT ncli FROM achat WHERE qa&gt;<text:span text:style-name="T4">2</text:span></text:p>
      <text:p text:style-name="P4"/>
      <text:p text:style-name="P5">Q5)</text:p>
      <text:p text:style-name="P5"/>
      <text:p text:style-name="P6">SELECT ncli FROM</text:p>
      <text:p text:style-name="P6">(SELECT ncli, COUNT (DISTINCT np) AS nbli</text:p>
      <text:p text:style-name="P6">FROM achat</text:p>
      <text:p text:style-name="P6">GROUP BY ncli)</text:p>
      <text:p text:style-name="P6">WHERE nbli = (SELECT COUNT (DISTINCT np) FROM achat)</text:p>
      <text:p text:style-name="P6"/>
      <text:p text:style-name="P7">Q6)</text:p>
      <text:p text:style-name="P7"/>
      <text:p text:style-name="P7"/>
      <text:p text:style-name="P7"/>
      <text:p text:style-name="P7"/>
      <text:p text:style-name="P5"/>
      <text:p text:style-name="P4"/>
      <text:p text:style-name="P4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9T15:24:22.260000000</meta:creation-date>
    <dc:date>2022-01-07T12:04:19.802065295</dc:date>
    <meta:editing-duration>PT59M30S</meta:editing-duration>
    <meta:editing-cycles>6</meta:editing-cycles>
    <meta:generator>LibreOffice/7.1.4.2$Linux_X86_64 LibreOffice_project/a529a4fab45b75fefc5b6226684193eb000654f6</meta:generator>
    <meta:document-statistic meta:table-count="0" meta:image-count="0" meta:object-count="0" meta:page-count="1" meta:paragraph-count="22" meta:word-count="124" meta:character-count="757" meta:non-whitespace-character-count="655"/>
  </office:meta>
</office:document-meta>
</file>